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Neo4jneo4j</text:p>
      <text:p text:style-name="Standard">match (n) optional match (n)-[r]-() delete n,r</text:p>
      <text:p text:style-name="Standard"/>
      <text:p text:style-name="Standard">create index on :user(userID)</text:p>
      <text:p text:style-name="Standard">create index on :artist(artistID)</text:p>
      <text:p text:style-name="Standard"/>
      <text:p text:style-name="Standard">load csv with headers from "file:///neo4j_user.csv" as users<text:s/>create (u1:user {userID:users.userID})</text:p>
      <text:p text:style-name="Standard"/>
      <text:p text:style-name="Standard">load csv with<text:s/>headers from "file:///neo4j_artists.csv" <text:s/>as artists create (a1:artist {artistID:artists.id,name:artists.name,url:artists.url,pictureURL:artists.pictureURL})</text:p>
      <text:p text:style-name="Standard"/>
      <text:p text:style-name="Standard">load csv with headers from "file:///neo4j_user_friends.csv" as friends match (a:user{userID:friends.userID}), (b:user{userID:friends.friendID}) create (a)-[r:friend]-&gt; (b)</text:p>
      <text:p text:style-name="Standard"/>
      <text:p text:style-name="Standard">load csv with headers from "file:///neo4j_tag.csv" as tags match (a:user{userID:tags.userID}), (b:artist{artistID:tags.artistID}) create (a)-[r:tags{tagID:tags.tagID,tagValue:tags.tagValue,time:tags.timestamp}]-&gt; (b)</text:p>
      <text:p text:style-name="Standard"/>
      <text:p text:style-name="Standard">load csv with headers from "file:///neo4j_user_artists.csv" as weights match (a:user{userID:weights.userID}), (b:artist{artistID:weights.artistID}) create (a)-[r:weight{weightnumber:weights.weight}]-&gt; (b)</text:p>
      <text:p text:style-name="Standard"/>
      <text:p text:style-name="Standard"/>
      <text:p text:style-name="Standard"/>
      <text:p text:style-name="Standard">sudo cp -i '/home/sohone/Desktop/neo4j/data/neo4j_artists.csv' <text:s/>/usr/share/neo4j/import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等线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Zhongnan Li</dc:creator>
    <meta:creation-date>2016-09-19T00:27:00Z</meta:creation-date>
    <dc:date>2016-10-01T07:40:00Z</dc:date>
    <meta:template xlink:href="Normal.dotm" xlink:type="simple"/>
    <meta:editing-cycles>13</meta:editing-cycles>
    <meta:editing-duration>PT7920S</meta:editing-duration>
    <meta:document-statistic meta:page-count="1" meta:paragraph-count="2" meta:word-count="162" meta:character-count="1084" meta:row-count="7" meta:non-whitespace-character-count="924"/>
  </office:meta>
</office:document-meta>
</file>